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indent="0in" style:auto-text-indent="false" style:writing-mode="lr-tb"/>
    </style:style>
    <style:style style:name="T1" style:family="text">
      <style:text-properties fo:color="#000000" loext:opacity="100%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is document was validly signed by a trusted entity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5T23:27:52.737000000</dc:date>
    <meta:editing-duration>PT6M40S</meta:editing-duration>
    <meta:editing-cycles>1</meta:editing-cycles>
    <meta:document-statistic meta:table-count="0" meta:image-count="0" meta:object-count="0" meta:page-count="1" meta:paragraph-count="1" meta:word-count="9" meta:character-count="53" meta:non-whitespace-character-count="45"/>
    <meta:generator>LibreOffice/7.4.2.3$Windows_X86_64 LibreOffice_project/382eef1f22670f7f4118c8c2dd222ec7ad009daf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8e00ad00a10025004c0071004e00e60084007d000900c700f600c9000e002e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anifest.rdf">
        <DigestMethod Algorithm="http://www.w3.org/2000/09/xmldsig#sha1"/>
        <DigestValue>3uvt83AOG0CHmqtZRaLJstFgAWY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lifIZBqNc4tbafEj6EBgLnOWeD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MxKqfOfntzkjEvgM/x+ZnQgObEA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iUPIhgOFhxtWQKfzHUwcoZNQaHE=</DigestValue>
      </Reference>
      <Reference URI="Thumbnails/thumbnail.png">
        <DigestMethod Algorithm="http://www.w3.org/2000/09/xmldsig#sha1"/>
        <DigestValue>EhgQB6fJV/eGQePzdDVgDuoCHbk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bXZIS5VdnI3m7GxfCaeJKl/I3TM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3egXXogP/wyNhPI3jOUFqX/dZH4=</DigestValue>
      </Reference>
      <Reference URI="#ID_00b7008f0046009000f400bf0046004b008b0043009900b5008e002100960062">
        <DigestMethod Algorithm="http://www.w3.org/2000/09/xmldsig#sha1"/>
        <DigestValue>P0UzeyV6iZ3dIEzGqpX/x/2Njck=</DigestValue>
      </Reference>
    </SignedInfo>
    <SignatureValue>hdtyxb2oaIv333Zm751IREZYEsSFn6HTyzivLax9Ct1WZVlPFUCRRDZ9hC8X7IeL
HpYDWFSpDhdVpiWmHe752Mse0ec7Opd2dW3T1VbQUbntNl6WyDjERAuEDuWL6GVM
KwVPIomt9dKh6YZnke7qIR2T9AJ0yL97hJHHKLxJ0x4AAaywBLqykvQYG/XroEeF
yw0Sp3qXR/m35nyjx4pjfg0XITRQk3ZxxlLYr5stJxtIgfggKUzpGYPUYnQycczb
88GqocR57j87x44odDW6sT0NUB+T4E4cfz0HmALG4bdO3b5XoWIYRjX6Vn5LZWzU
4CiBKTppqGRa6x4bo4/yfA==</SignatureValue>
    <KeyInfo>
      <X509Data>
        <X509IssuerSerial>
          <X509IssuerName>CN=sigspoox@pm.me</X509IssuerName>
          <X509SerialNumber>143285074743318360268357190877263971656</X509SerialNumber>
        </X509IssuerSerial>
        <X509Certificate>MIIC9DCCAdygAwIBAgIQa8uznERMb5ZFJFtGAARFSDANBgkqhkiG9w0BAQsFADAZMRcwFQYDVQQDDA5zaWdzcG9veEBwbS5tZTAgFw0yMDEyMzEyMzAwMDBaGA85OTk5MTIzMTIyNTk1OVowGTEXMBUGA1UEAwwOc2lnc3Bvb3hAcG0ubWUwggEiMA0GCSqGSIb3DQEBAQUAA4IBDwAwggEKAoIBAQC+Vtp2GJDTWaaa5QeDGCRMFKsS8BBWX3WKS83qy3uDa9yB/CXzcyQa9NVjHg0jEHnGRNHu8sPbB8wiZN0+Q1jEGrzhTcUcuWogm1wABFkM+sO/n3ZPG6RGa3M8Xy8SouScRc1hlD36OWjNhD5YZHi1cY+jsfZz93407x9MfJagfeb6xeMiMlXZmulgSDnEH+0I/A87qnKShPWspFsI+tf3MuPLwgbkQCfFGE7LfVvMfhwLa2TAnfkCetJ9DAY+Ml+vH75ouzDVRu2rsZ+yuD/6ZwBbHccEjBNgZNtMz8+ZFXKjrMEvQ8NFOTqrTcXGh7GlPLXCqOWas0xTlh3ANHrdAgMBAAGjNjA0MBMGA1UdJQQMMAoGCCsGAQUFBwMDMB0GA1UdDgQWBBQt1rqTO1T0O7lxzdfmFE9Fq217uTANBgkqhkiG9w0BAQsFAAOCAQEAD5Xd2HX1/uG8sGACFm0VemCrBhewILFUuRerCe+yiHXxLjO3xiq3c+QNpCGY8gKKbQcV8+U6tY+XS6qvitgtBXjxHOddIfd7ZBr8nXMiKLuMHM9ucm0lYUWqYCG5T7SnG248uAfQ6qO2Lxy7KLCHvmkoUAmrlQnlJQ7swlAOWZE1hNyYOEYAwwl6gJd/JiNDJ7e9GOqvWCn48Dj2ZR7Yq4aq/yOy+EaT+eyx3y6V+Y297qpGoJgaOn8PDCfhW3+3dPDdHZ7oFynyq8uakpKl3gaUhzLs7MbcnKg+lFC9DqwSTluM+kbOIcJpboXwaclYDUamLbHWxwJTGy8nQRIqeg==</X509Certificate>
      </X509Data>
    </KeyInfo>
    <Object>
      <SignatureProperties>
        <SignatureProperty Id="ID_00b7008f0046009000f400bf0046004b008b0043009900b5008e002100960062" Target="#ID_008e00ad00a10025004c0071004e00e60084007d000900c700f600c9000e002e">
          <dc:date xmlns:dc="http://purl.org/dc/elements/1.1/">2022-11-13T23:17:15.492000000</dc:date>
        </SignatureProperty>
      </SignatureProperties>
    </Object>
  </Signature>
</document-signatures>
</file>